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="solid" draw:fill-color="#ffffff" draw:shadow="hidden" loext:decorative="false"/>
    </style:style>
    <style:style style:name="gr3" style:family="graphic" style:parent-style-name="standard">
      <style:graphic-properties draw:stroke="none" draw:fill="none" draw:textarea-vertical-align="middle" fo:min-height="0.762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4.318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7" style:family="graphic" style:parent-style-name="standard">
      <style:graphic-properties draw:stroke="none" draw:fill="none" draw:textarea-vertical-align="middle" fo:min-height="0.353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3.81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016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2.286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3.302cm" fo:min-width="2.54cm" fo:padding-top="0.141cm" fo:padding-bottom="0.141cm" fo:padding-left="0.141cm" fo:padding-right="0.14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778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2.032cm" fo:min-width="2.54cm" fo:padding-top="0.141cm" fo:padding-bottom="0.141cm" fo:padding-left="0.141cm" fo:padding-right="0.141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274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Arial" fo:font-size="6pt" style:font-name-asian="Arial" style:font-size-asian="6pt" style:font-name-complex="Arial" style:font-size-complex="6pt"/>
    </style:style>
    <style:style style:name="T2" style:family="text">
      <style:text-properties fo:color="#000000" loext:opacity="100%" style:font-name="Arial" fo:font-size="6pt" style:text-underline-style="solid" style:text-underline-width="auto" style:text-underline-color="font-color" style:font-name-asian="Arial" style:font-size-asian="6pt" style:font-name-complex="Arial" style:font-size-complex="6pt"/>
    </style:style>
    <style:style style:name="T3" style:family="text">
      <style:text-properties fo:color="#000000" loext:opacity="100%" style:font-name="Arial" fo:font-size="8pt" style:font-name-asian="Arial" style:font-size-asian="8pt" style:font-name-complex="Arial" style:font-size-complex="8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polygon draw:style-name="gr2" draw:text-style-name="P1" draw:layer="layout" svg:width="1.588cm" svg:height="1.27cm" svg:x="24.725cm" svg:y="17.145cm" svg:viewBox="0 0 1589 1271" draw:points="0,1271 1589,1271 1589,0 0,0">
            <text:p/>
          </draw:polygon>
          <draw:frame draw:style-name="gr3" draw:text-style-name="P3" draw:layer="layout" svg:width="1.445cm" svg:height="1.138cm" svg:x="24.796cm" svg:y="17.211cm">
            <draw:text-box>
              <text:p text:style-name="P2"><text:span text:style-name="T1">SUCURSAL</text:span></text:p>
              <text:p text:style-name="P2"><text:span text:style-name="T1">NOMBRE</text:span></text:p>
              <text:p text:style-name="P2"><text:span text:style-name="T1">VALOR</text:span></text:p>
            </draw:text-box>
          </draw:frame>
        </draw:g>
        <draw:g draw:style-name="gr1">
          <draw:polygon draw:style-name="gr2" draw:text-style-name="P1" draw:layer="layout" svg:width="2.54cm" svg:height="4.763cm" svg:x="4.286cm" svg:y="9.366cm" svg:viewBox="0 0 2541 4764" draw:points="0,4764 2541,4764 2541,0 0,0">
            <text:p/>
          </draw:polygon>
          <draw:frame draw:style-name="gr4" draw:text-style-name="P3" draw:layer="layout" svg:width="2.444cm" svg:height="5.413cm" svg:x="4.334cm" svg:y="9.04cm">
            <draw:text-box>
              <text:p text:style-name="P2"><text:span text:style-name="T2">IDARTICULO</text:span></text:p>
              <text:p text:style-name="P2"><text:span text:style-name="T1">CODIGO_INTERNO</text:span></text:p>
              <text:p text:style-name="P2"><text:span text:style-name="T1">DESCRIPCION</text:span></text:p>
              <text:p text:style-name="P2"><text:span text:style-name="T1">STOCK</text:span></text:p>
              <text:p text:style-name="P2"><text:span text:style-name="T1">PUNTO_REPOSICION</text:span></text:p>
              <text:p text:style-name="P2"><text:span text:style-name="T1">IDLINEA</text:span></text:p>
              <text:p text:style-name="P2"><text:span text:style-name="T1">IDRUBRO</text:span></text:p>
              <text:p text:style-name="P2"><text:span text:style-name="T1">IDTITULO</text:span></text:p>
              <text:p text:style-name="P2"><text:span text:style-name="T1">IDPROVEEDOR</text:span></text:p>
              <text:p text:style-name="P2"><text:span text:style-name="T1">FECHA_BAJA</text:span></text:p>
              <text:p text:style-name="P2"><text:span text:style-name="T1">FECHA_ACTPRECIO</text:span></text:p>
              <text:p text:style-name="P2"><text:span text:style-name="T1">FECHA_COMPRA</text:span></text:p>
              <text:p text:style-name="P2"><text:span text:style-name="T1">COSTO_UNITARIO</text:span></text:p>
              <text:p text:style-name="P2"><text:span text:style-name="T1">UTILIDAD</text:span></text:p>
              <text:p text:style-name="P2"><text:span text:style-name="T1">IVA</text:span></text:p>
              <text:p text:style-name="P2"><text:span text:style-name="T1">PRECIO_PUBLICO</text:span></text:p>
              <text:p text:style-name="P2"><text:span text:style-name="T1">CONTROL_STOCK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49cm" svg:height="0.635cm" svg:x="2.962cm" svg:y="8.89cm" svg:viewBox="0 0 2650 636" draw:points="0,636 2650,636 2650,0 0,0">
              <text:p/>
            </draw:polygon>
            <draw:polygon draw:style-name="gr6" draw:text-style-name="P3" draw:layer="layout" svg:width="2.649cm" svg:height="0.635cm" svg:x="2.962cm" svg:y="8.89cm" svg:viewBox="0 0 2650 636" draw:points="0,636 2650,636 2650,0 0,0">
              <text:p/>
            </draw:polygon>
          </draw:g>
          <draw:frame draw:style-name="gr7" draw:text-style-name="P3" draw:layer="layout" svg:width="2.649cm" svg:height="0.664cm" svg:x="2.962cm" svg:y="8.875cm">
            <draw:text-box>
              <text:p text:style-name="P4"><text:span text:style-name="T3">ARTICULOS</text:span></text:p>
            </draw:text-box>
          </draw:frame>
        </draw:g>
        <draw:frame draw:style-name="gr8" draw:text-style-name="P3" draw:layer="layout" svg:width="18.311cm" svg:height="0.851cm" svg:x="0.318cm" svg:y="0.245cm">
          <draw:text-box>
            <text:p text:style-name="P4"><text:span text:style-name="T4">D.E.R. GESTION - CAMINOS ISIDORO - 03-07-09 <text:s text:c="2"/></text:span></text:p>
          </draw:text-box>
        </draw:frame>
        <draw:line draw:style-name="gr6" draw:text-style-name="P3" draw:layer="layout" svg:x1="4.129cm" svg:y1="14.249cm" svg:x2="3.597cm" svg:y2="12.502cm">
          <text:p/>
        </draw:line>
        <draw:g draw:style-name="gr1">
          <draw:polygon draw:style-name="gr2" draw:text-style-name="P1" draw:layer="layout" svg:width="0.953cm" svg:height="0.953cm" svg:x="3.12cm" svg:y="11.549cm" svg:viewBox="0 0 954 954" draw:points="0,477 477,0 954,477 477,954">
            <text:p/>
          </draw:polygon>
          <draw:polygon draw:style-name="gr6" draw:text-style-name="P3" draw:layer="layout" svg:width="0.953cm" svg:height="0.953cm" svg:x="3.12cm" svg:y="11.549cm" svg:viewBox="0 0 954 954" draw:points="0,477 477,0 954,477 477,954">
            <text:p/>
          </draw:polygon>
        </draw:g>
        <draw:line draw:style-name="gr6" draw:text-style-name="P3" draw:layer="layout" svg:x1="3.597cm" svg:y1="11.55cm" svg:x2="4.288cm" svg:y2="9.525cm">
          <text:p/>
        </draw:line>
        <draw:g draw:style-name="gr1">
          <draw:polygon draw:style-name="gr2" draw:text-style-name="P1" draw:layer="layout" svg:width="2.54cm" svg:height="4.763cm" svg:x="16.351cm" svg:y="14.684cm" svg:viewBox="0 0 2541 4764" draw:points="0,4764 2541,4764 2541,0 0,0">
            <text:p/>
          </draw:polygon>
          <draw:frame draw:style-name="gr4" draw:text-style-name="P3" draw:layer="layout" svg:width="2.503cm" svg:height="5.128cm" svg:x="16.37cm" svg:y="14.502cm">
            <draw:text-box>
              <text:p text:style-name="P2"><text:span text:style-name="T2">IDCLIENTE</text:span></text:p>
              <text:p text:style-name="P2"><text:span text:style-name="T1">IDSITUACION</text:span></text:p>
              <text:p text:style-name="P2"><text:span text:style-name="T1">CUIT</text:span></text:p>
              <text:p text:style-name="P2"><text:span text:style-name="T1">NOMBRE</text:span></text:p>
              <text:p text:style-name="P2"><text:span text:style-name="T1">DIRECCION</text:span></text:p>
              <text:p text:style-name="P2"><text:span text:style-name="T1">CODIGO_POSTAL</text:span></text:p>
              <text:p text:style-name="P2"><text:span text:style-name="T1">IDLOCALIDAD</text:span></text:p>
              <text:p text:style-name="P2"><text:span text:style-name="T1">TELEFONO_FIJO</text:span></text:p>
              <text:p text:style-name="P2"><text:span text:style-name="T1">TELEFONO_MOVIL</text:span></text:p>
              <text:p text:style-name="P2"><text:span text:style-name="T1">TELEFONO_TRABAJO</text:span></text:p>
              <text:p text:style-name="P2"><text:span text:style-name="T1">NUMERO_FAX</text:span></text:p>
              <text:p text:style-name="P2"><text:span text:style-name="T1">EMAIL</text:span></text:p>
              <text:p text:style-name="P2"><text:span text:style-name="T1">LIMITE_CREDITO</text:span></text:p>
              <text:p text:style-name="P2"><text:span text:style-name="T1">SALDO_INICIAL</text:span></text:p>
              <text:p text:style-name="P2"><text:span text:style-name="T1">FECHA_INGRESO</text:span></text:p>
              <text:p text:style-name="P2"><text:span text:style-name="T1">FECHA_BAJA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49cm" svg:height="0.635cm" svg:x="14.972cm" svg:y="14.248cm" svg:viewBox="0 0 2650 636" draw:points="0,636 2650,636 2650,0 0,0">
              <text:p/>
            </draw:polygon>
            <draw:polygon draw:style-name="gr6" draw:text-style-name="P3" draw:layer="layout" svg:width="2.649cm" svg:height="0.635cm" svg:x="14.972cm" svg:y="14.248cm" svg:viewBox="0 0 2650 636" draw:points="0,636 2650,636 2650,0 0,0">
              <text:p/>
            </draw:polygon>
          </draw:g>
          <draw:frame draw:style-name="gr7" draw:text-style-name="P3" draw:layer="layout" svg:width="2.649cm" svg:height="0.664cm" svg:x="14.972cm" svg:y="14.233cm">
            <draw:text-box>
              <text:p text:style-name="P4"><text:span text:style-name="T3">CLIENTES</text:span></text:p>
            </draw:text-box>
          </draw:frame>
        </draw:g>
        <draw:g draw:style-name="gr1">
          <draw:polygon draw:style-name="gr2" draw:text-style-name="P1" draw:layer="layout" svg:width="2.54cm" svg:height="4.128cm" svg:x="3.969cm" svg:y="14.764cm" svg:viewBox="0 0 2541 4129" draw:points="0,4129 2541,4129 2541,0 0,0">
            <text:p/>
          </draw:polygon>
          <draw:frame draw:style-name="gr9" draw:text-style-name="P3" draw:layer="layout" svg:width="2.359cm" svg:height="4.273cm" svg:x="4.059cm" svg:y="14.69cm">
            <draw:text-box>
              <text:p text:style-name="P2"><text:span text:style-name="T2">IDPROVEEDOR</text:span></text:p>
              <text:p text:style-name="P2"><text:span text:style-name="T1">IDSITUACION</text:span></text:p>
              <text:p text:style-name="P2"><text:span text:style-name="T1">CUIT</text:span></text:p>
              <text:p text:style-name="P2"><text:span text:style-name="T1">NOMBRE_FANTASIA</text:span></text:p>
              <text:p text:style-name="P2"><text:span text:style-name="T1">NOMBRE_REAL</text:span></text:p>
              <text:p text:style-name="P2"><text:span text:style-name="T1">DIRECCION</text:span></text:p>
              <text:p text:style-name="P2"><text:span text:style-name="T1">CODIGO_POSTAL</text:span></text:p>
              <text:p text:style-name="P2"><text:span text:style-name="T1">IDLOCALIDAD</text:span></text:p>
              <text:p text:style-name="P2"><text:span text:style-name="T1">TELEFONO_UNO</text:span></text:p>
              <text:p text:style-name="P2"><text:span text:style-name="T1">TELEFONO_DOS</text:span></text:p>
              <text:p text:style-name="P2"><text:span text:style-name="T1">TELEFONO_TRES</text:span></text:p>
              <text:p text:style-name="P2"><text:span text:style-name="T1">NUMERO_FAX</text:span></text:p>
              <text:p text:style-name="P2"><text:span text:style-name="T1">EMAIL</text:span></text:p>
              <text:p text:style-name="P2"><text:span text:style-name="T1">FECHA_BAJA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49cm" svg:height="0.635cm" svg:x="2.803cm" svg:y="14.248cm" svg:viewBox="0 0 2650 636" draw:points="0,636 2650,636 2650,0 0,0">
              <text:p/>
            </draw:polygon>
            <draw:polygon draw:style-name="gr6" draw:text-style-name="P3" draw:layer="layout" svg:width="2.649cm" svg:height="0.635cm" svg:x="2.803cm" svg:y="14.248cm" svg:viewBox="0 0 2650 636" draw:points="0,636 2650,636 2650,0 0,0">
              <text:p/>
            </draw:polygon>
          </draw:g>
          <draw:frame draw:style-name="gr7" draw:text-style-name="P3" draw:layer="layout" svg:width="2.649cm" svg:height="0.664cm" svg:x="2.803cm" svg:y="14.233cm">
            <draw:text-box>
              <text:p text:style-name="P4"><text:span text:style-name="T3">PROVEEDORES</text:span></text:p>
            </draw:text-box>
          </draw:frame>
        </draw:g>
        <draw:g draw:style-name="gr1">
          <draw:polygon draw:style-name="gr2" draw:text-style-name="P1" draw:layer="layout" svg:width="1.905cm" svg:height="0.953cm" svg:x="2.381cm" svg:y="6.787cm" svg:viewBox="0 0 1906 954" draw:points="0,954 1906,954 1906,0 0,0">
            <text:p/>
          </draw:polygon>
          <draw:frame draw:style-name="gr10" draw:text-style-name="P3" draw:layer="layout" svg:width="1.741cm" svg:height="1.138cm" svg:x="2.463cm" svg:y="6.694cm">
            <draw:text-box>
              <text:p text:style-name="P2"><text:span text:style-name="T2">IDLINEA</text:span></text:p>
              <text:p text:style-name="P2"><text:span text:style-name="T1">DESCRIPCION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49cm" svg:height="0.635cm" svg:x="0.635cm" svg:y="6.191cm" svg:viewBox="0 0 2650 636" draw:points="0,636 2650,636 2650,0 0,0">
              <text:p/>
            </draw:polygon>
            <draw:polygon draw:style-name="gr6" draw:text-style-name="P3" draw:layer="layout" svg:width="2.649cm" svg:height="0.635cm" svg:x="0.635cm" svg:y="6.191cm" svg:viewBox="0 0 2650 636" draw:points="0,636 2650,636 2650,0 0,0">
              <text:p/>
            </draw:polygon>
          </draw:g>
          <draw:frame draw:style-name="gr7" draw:text-style-name="P3" draw:layer="layout" svg:width="2.649cm" svg:height="0.664cm" svg:x="0.635cm" svg:y="6.176cm">
            <draw:text-box>
              <text:p text:style-name="P4"><text:span text:style-name="T3">LINEAS</text:span></text:p>
            </draw:text-box>
          </draw:frame>
        </draw:g>
        <draw:g draw:style-name="gr1">
          <draw:polygon draw:style-name="gr2" draw:text-style-name="P1" draw:layer="layout" svg:width="2.223cm" svg:height="1.588cm" svg:x="10.74cm" svg:y="17.304cm" svg:viewBox="0 0 2224 1589" draw:points="0,1589 2224,1589 2224,0 0,0">
            <text:p/>
          </draw:polygon>
          <draw:frame draw:style-name="gr11" draw:text-style-name="P3" draw:layer="layout" svg:width="2.072cm" svg:height="1.708cm" svg:x="10.816cm" svg:y="17.243cm">
            <draw:text-box>
              <text:p text:style-name="P2"><text:span text:style-name="T2">IDLOCALIDAD</text:span></text:p>
              <text:p text:style-name="P2"><text:span text:style-name="T1">NOMBRE</text:span></text:p>
              <text:p text:style-name="P2"><text:span text:style-name="T1">CODIGO_POSTAL</text:span></text:p>
              <text:p text:style-name="P2"><text:span text:style-name="T1">IDPROVINCIA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49cm" svg:height="0.635cm" svg:x="9.123cm" svg:y="16.748cm" svg:viewBox="0 0 2650 636" draw:points="0,636 2650,636 2650,0 0,0">
              <text:p/>
            </draw:polygon>
            <draw:polygon draw:style-name="gr6" draw:text-style-name="P3" draw:layer="layout" svg:width="2.649cm" svg:height="0.635cm" svg:x="9.123cm" svg:y="16.748cm" svg:viewBox="0 0 2650 636" draw:points="0,636 2650,636 2650,0 0,0">
              <text:p/>
            </draw:polygon>
          </draw:g>
          <draw:frame draw:style-name="gr7" draw:text-style-name="P3" draw:layer="layout" svg:width="2.649cm" svg:height="0.664cm" svg:x="9.123cm" svg:y="16.733cm">
            <draw:text-box>
              <text:p text:style-name="P4"><text:span text:style-name="T3">LOCALIDADES</text:span></text:p>
            </draw:text-box>
          </draw:frame>
        </draw:g>
        <draw:g draw:style-name="gr1">
          <draw:polygon draw:style-name="gr2" draw:text-style-name="P1" draw:layer="layout" svg:width="1.905cm" svg:height="0.953cm" svg:x="10.82cm" svg:y="20.003cm" svg:viewBox="0 0 1906 954" draw:points="0,954 1906,954 1906,0 0,0">
            <text:p/>
          </draw:polygon>
          <draw:frame draw:style-name="gr10" draw:text-style-name="P3" draw:layer="layout" svg:width="1.64cm" svg:height="1.138cm" svg:x="10.952cm" svg:y="19.91cm">
            <draw:text-box>
              <text:p text:style-name="P2"><text:span text:style-name="T2">IDPROVINCIA</text:span></text:p>
              <text:p text:style-name="P2"><text:span text:style-name="T1">NOMBRE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49cm" svg:height="0.635cm" svg:x="9.123cm" svg:y="19.526cm" svg:viewBox="0 0 2650 636" draw:points="0,636 2650,636 2650,0 0,0">
              <text:p/>
            </draw:polygon>
            <draw:polygon draw:style-name="gr6" draw:text-style-name="P3" draw:layer="layout" svg:width="2.649cm" svg:height="0.635cm" svg:x="9.123cm" svg:y="19.526cm" svg:viewBox="0 0 2650 636" draw:points="0,636 2650,636 2650,0 0,0">
              <text:p/>
            </draw:polygon>
          </draw:g>
          <draw:frame draw:style-name="gr7" draw:text-style-name="P3" draw:layer="layout" svg:width="2.649cm" svg:height="0.664cm" svg:x="9.123cm" svg:y="19.511cm">
            <draw:text-box>
              <text:p text:style-name="P4"><text:span text:style-name="T3">PROVINCIAS</text:span></text:p>
            </draw:text-box>
          </draw:frame>
        </draw:g>
        <draw:g draw:style-name="gr1">
          <draw:polygon draw:style-name="gr2" draw:text-style-name="P1" draw:layer="layout" svg:width="1.905cm" svg:height="0.953cm" svg:x="4.683cm" svg:y="3.612cm" svg:viewBox="0 0 1906 954" draw:points="0,954 1906,954 1906,0 0,0">
            <text:p/>
          </draw:polygon>
          <draw:frame draw:style-name="gr10" draw:text-style-name="P3" draw:layer="layout" svg:width="1.741cm" svg:height="1.138cm" svg:x="4.765cm" svg:y="3.519cm">
            <draw:text-box>
              <text:p text:style-name="P2"><text:span text:style-name="T2">IDRUBRO</text:span></text:p>
              <text:p text:style-name="P2"><text:span text:style-name="T1">DESCRIPCION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49cm" svg:height="0.635cm" svg:x="2.937cm" svg:y="3.175cm" svg:viewBox="0 0 2650 636" draw:points="0,636 2650,636 2650,0 0,0">
              <text:p/>
            </draw:polygon>
            <draw:polygon draw:style-name="gr6" draw:text-style-name="P3" draw:layer="layout" svg:width="2.649cm" svg:height="0.635cm" svg:x="2.937cm" svg:y="3.175cm" svg:viewBox="0 0 2650 636" draw:points="0,636 2650,636 2650,0 0,0">
              <text:p/>
            </draw:polygon>
          </draw:g>
          <draw:frame draw:style-name="gr7" draw:text-style-name="P3" draw:layer="layout" svg:width="2.649cm" svg:height="0.664cm" svg:x="2.937cm" svg:y="3.16cm">
            <draw:text-box>
              <text:p text:style-name="P4"><text:span text:style-name="T3">RUBROS</text:span></text:p>
            </draw:text-box>
          </draw:frame>
        </draw:g>
        <draw:g draw:style-name="gr1">
          <draw:polygon draw:style-name="gr2" draw:text-style-name="P1" draw:layer="layout" svg:width="1.905cm" svg:height="1.27cm" svg:x="10.899cm" svg:y="14.684cm" svg:viewBox="0 0 1906 1271" draw:points="0,1271 1906,1271 1906,0 0,0">
            <text:p/>
          </draw:polygon>
          <draw:frame draw:style-name="gr3" draw:text-style-name="P3" draw:layer="layout" svg:width="1.741cm" svg:height="1.423cm" svg:x="10.981cm" svg:y="14.607cm">
            <draw:text-box>
              <text:p text:style-name="P2"><text:span text:style-name="T2">IDSITUACION</text:span></text:p>
              <text:p text:style-name="P2"><text:span text:style-name="T1">DESCRIPCION</text:span></text:p>
              <text:p text:style-name="P2"><text:span text:style-name="T1">LETRA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49cm" svg:height="0.635cm" svg:x="9.153cm" svg:y="14.248cm" svg:viewBox="0 0 2650 636" draw:points="0,636 2650,636 2650,0 0,0">
              <text:p/>
            </draw:polygon>
            <draw:polygon draw:style-name="gr6" draw:text-style-name="P3" draw:layer="layout" svg:width="2.649cm" svg:height="0.635cm" svg:x="9.153cm" svg:y="14.248cm" svg:viewBox="0 0 2650 636" draw:points="0,636 2650,636 2650,0 0,0">
              <text:p/>
            </draw:polygon>
          </draw:g>
          <draw:frame draw:style-name="gr7" draw:text-style-name="P3" draw:layer="layout" svg:width="2.649cm" svg:height="0.664cm" svg:x="9.153cm" svg:y="14.233cm">
            <draw:text-box>
              <text:p text:style-name="P4"><text:span text:style-name="T3">SITUACIONES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49cm" svg:height="0.635cm" svg:x="22.86cm" svg:y="16.748cm" svg:viewBox="0 0 2650 636" draw:points="0,636 2650,636 2650,0 0,0">
              <text:p/>
            </draw:polygon>
            <draw:polygon draw:style-name="gr6" draw:text-style-name="P3" draw:layer="layout" svg:width="2.649cm" svg:height="0.635cm" svg:x="22.86cm" svg:y="16.748cm" svg:viewBox="0 0 2650 636" draw:points="0,636 2650,636 2650,0 0,0">
              <text:p/>
            </draw:polygon>
          </draw:g>
          <draw:frame draw:style-name="gr7" draw:text-style-name="P3" draw:layer="layout" svg:width="2.649cm" svg:height="0.664cm" svg:x="22.86cm" svg:y="16.733cm">
            <draw:text-box>
              <text:p text:style-name="P4"><text:span text:style-name="T3">SECUENCIAS</text:span></text:p>
            </draw:text-box>
          </draw:frame>
        </draw:g>
        <draw:line draw:style-name="gr6" draw:text-style-name="P3" draw:layer="layout" svg:x1="4.287cm" svg:y1="8.891cm" svg:x2="1.964cm" svg:y2="8.572cm">
          <text:p/>
        </draw:line>
        <draw:g draw:style-name="gr1">
          <draw:polygon draw:style-name="gr2" draw:text-style-name="P1" draw:layer="layout" svg:width="0.953cm" svg:height="0.953cm" svg:x="1.488cm" svg:y="7.62cm" svg:viewBox="0 0 954 954" draw:points="0,477 477,0 954,477 477,954">
            <text:p/>
          </draw:polygon>
          <draw:polygon draw:style-name="gr6" draw:text-style-name="P3" draw:layer="layout" svg:width="0.953cm" svg:height="0.953cm" svg:x="1.488cm" svg:y="7.62cm" svg:viewBox="0 0 954 954" draw:points="0,477 477,0 954,477 477,954">
            <text:p/>
          </draw:polygon>
        </draw:g>
        <draw:line draw:style-name="gr6" draw:text-style-name="P3" draw:layer="layout" svg:x1="1.966cm" svg:y1="7.621cm" svg:x2="1.96cm" svg:y2="6.826cm">
          <text:p/>
        </draw:line>
        <draw:line draw:style-name="gr6" draw:text-style-name="P3" draw:layer="layout" svg:x1="4.287cm" svg:y1="8.891cm" svg:x2="4.266cm" svg:y2="5.715cm">
          <text:p/>
        </draw:line>
        <draw:g draw:style-name="gr1">
          <draw:polygon draw:style-name="gr2" draw:text-style-name="P1" draw:layer="layout" svg:width="0.953cm" svg:height="0.953cm" svg:x="3.79cm" svg:y="4.763cm" svg:viewBox="0 0 954 954" draw:points="0,477 477,0 954,477 477,954">
            <text:p/>
          </draw:polygon>
          <draw:polygon draw:style-name="gr6" draw:text-style-name="P3" draw:layer="layout" svg:width="0.953cm" svg:height="0.953cm" svg:x="3.79cm" svg:y="4.763cm" svg:viewBox="0 0 954 954" draw:points="0,477 477,0 954,477 477,954">
            <text:p/>
          </draw:polygon>
        </draw:g>
        <draw:line draw:style-name="gr6" draw:text-style-name="P3" draw:layer="layout" svg:x1="4.267cm" svg:y1="4.764cm" svg:x2="4.261cm" svg:y2="3.81cm">
          <text:p/>
        </draw:line>
        <draw:line draw:style-name="gr6" draw:text-style-name="P3" draw:layer="layout" svg:x1="10.448cm" svg:y1="19.528cm" svg:x2="10.464cm" svg:y2="19.209cm">
          <text:p/>
        </draw:line>
        <draw:g draw:style-name="gr1">
          <draw:polygon draw:style-name="gr2" draw:text-style-name="P1" draw:layer="layout" svg:width="0.953cm" svg:height="0.953cm" svg:x="9.986cm" svg:y="18.256cm" svg:viewBox="0 0 954 954" draw:points="0,477 477,0 954,477 477,954">
            <text:p/>
          </draw:polygon>
          <draw:polygon draw:style-name="gr6" draw:text-style-name="P3" draw:layer="layout" svg:width="0.953cm" svg:height="0.953cm" svg:x="9.986cm" svg:y="18.256cm" svg:viewBox="0 0 954 954" draw:points="0,477 477,0 954,477 477,954">
            <text:p/>
          </draw:polygon>
        </draw:g>
        <draw:line draw:style-name="gr6" draw:text-style-name="P3" draw:layer="layout" svg:x1="10.464cm" svg:y1="18.257cm" svg:x2="10.448cm" svg:y2="17.383cm">
          <text:p/>
        </draw:line>
        <draw:line draw:style-name="gr6" draw:text-style-name="P3" draw:layer="layout" svg:x1="5.452cm" svg:y1="14.565cm" svg:x2="7.009cm" svg:y2="14.565cm">
          <text:p/>
        </draw:line>
        <draw:g draw:style-name="gr1">
          <draw:polygon draw:style-name="gr2" draw:text-style-name="P1" draw:layer="layout" svg:width="0.953cm" svg:height="0.953cm" svg:x="7.01cm" svg:y="14.089cm" svg:viewBox="0 0 954 954" draw:points="0,477 477,0 954,477 477,954">
            <text:p/>
          </draw:polygon>
          <draw:polygon draw:style-name="gr6" draw:text-style-name="P3" draw:layer="layout" svg:width="0.953cm" svg:height="0.953cm" svg:x="7.01cm" svg:y="14.089cm" svg:viewBox="0 0 954 954" draw:points="0,477 477,0 954,477 477,954">
            <text:p/>
          </draw:polygon>
        </draw:g>
        <draw:line draw:style-name="gr6" draw:text-style-name="P3" draw:layer="layout" svg:x1="7.962cm" svg:y1="14.565cm" svg:x2="9.152cm" svg:y2="14.565cm">
          <text:p/>
        </draw:line>
        <draw:line draw:style-name="gr6" draw:text-style-name="P3" draw:layer="layout" svg:x1="11.802cm" svg:y1="14.565cm" svg:x2="13.042cm" svg:y2="14.565cm">
          <text:p/>
        </draw:line>
        <draw:g draw:style-name="gr1">
          <draw:polygon draw:style-name="gr2" draw:text-style-name="P1" draw:layer="layout" svg:width="0.953cm" svg:height="0.953cm" svg:x="13.042cm" svg:y="14.089cm" svg:viewBox="0 0 954 954" draw:points="0,477 477,0 954,477 477,954">
            <text:p/>
          </draw:polygon>
          <draw:polygon draw:style-name="gr6" draw:text-style-name="P3" draw:layer="layout" svg:width="0.953cm" svg:height="0.953cm" svg:x="13.042cm" svg:y="14.089cm" svg:viewBox="0 0 954 954" draw:points="0,477 477,0 954,477 477,954">
            <text:p/>
          </draw:polygon>
        </draw:g>
        <draw:line draw:style-name="gr6" draw:text-style-name="P3" draw:layer="layout" svg:x1="13.995cm" svg:y1="14.565cm" svg:x2="14.972cm" svg:y2="14.565cm">
          <text:p/>
        </draw:line>
        <draw:line draw:style-name="gr6" draw:text-style-name="P3" draw:layer="layout" svg:x1="11.772cm" svg:y1="17.066cm" svg:x2="13.359cm" svg:y2="17.066cm">
          <text:p/>
        </draw:line>
        <draw:g draw:style-name="gr1">
          <draw:polygon draw:style-name="gr2" draw:text-style-name="P1" draw:layer="layout" svg:width="0.953cm" svg:height="0.953cm" svg:x="13.36cm" svg:y="16.589cm" svg:viewBox="0 0 954 954" draw:points="0,477 477,0 954,477 477,954">
            <text:p/>
          </draw:polygon>
          <draw:polygon draw:style-name="gr6" draw:text-style-name="P3" draw:layer="layout" svg:width="0.953cm" svg:height="0.953cm" svg:x="13.36cm" svg:y="16.589cm" svg:viewBox="0 0 954 954" draw:points="0,477 477,0 954,477 477,954">
            <text:p/>
          </draw:polygon>
        </draw:g>
        <draw:line draw:style-name="gr6" draw:text-style-name="P3" draw:layer="layout" svg:x1="14.312cm" svg:y1="17.066cm" svg:x2="14.973cm" svg:y2="14.565cm">
          <text:p/>
        </draw:line>
        <draw:line draw:style-name="gr6" draw:text-style-name="P3" draw:layer="layout" svg:x1="5.452cm" svg:y1="14.565cm" svg:x2="7.805cm" svg:y2="17.066cm">
          <text:p/>
        </draw:line>
        <draw:g draw:style-name="gr1">
          <draw:polygon draw:style-name="gr2" draw:text-style-name="P1" draw:layer="layout" svg:width="0.953cm" svg:height="0.953cm" svg:x="7.804cm" svg:y="16.589cm" svg:viewBox="0 0 954 954" draw:points="0,477 477,0 954,477 477,954">
            <text:p/>
          </draw:polygon>
          <draw:polygon draw:style-name="gr6" draw:text-style-name="P3" draw:layer="layout" svg:width="0.953cm" svg:height="0.953cm" svg:x="7.804cm" svg:y="16.589cm" svg:viewBox="0 0 954 954" draw:points="0,477 477,0 954,477 477,954">
            <text:p/>
          </draw:polygon>
        </draw:g>
        <draw:line draw:style-name="gr6" draw:text-style-name="P3" draw:layer="layout" svg:x1="8.756cm" svg:y1="17.066cm" svg:x2="9.123cm" svg:y2="17.066cm">
          <text:p/>
        </draw:line>
        <draw:g draw:style-name="gr1">
          <draw:polygon draw:style-name="gr2" draw:text-style-name="P1" draw:layer="layout" svg:width="1.905cm" svg:height="1.27cm" svg:x="19.804cm" svg:y="7.223cm" svg:viewBox="0 0 1906 1271" draw:points="0,1271 1906,1271 1906,0 0,0">
            <text:p/>
          </draw:polygon>
          <draw:frame draw:style-name="gr3" draw:text-style-name="P3" draw:layer="layout" svg:width="1.86cm" svg:height="1.138cm" svg:x="19.827cm" svg:y="7.289cm">
            <draw:text-box>
              <text:p text:style-name="P2"><text:span text:style-name="T2">IDFORMAPAGO</text:span></text:p>
              <text:p text:style-name="P2"><text:span text:style-name="T1">DESCRIPCION</text:span></text:p>
              <text:p text:style-name="P2"><text:span text:style-name="T1">COEFICIENTE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61cm" svg:height="0.635cm" svg:x="18.097cm" svg:y="6.826cm" svg:viewBox="0 0 2662 636" draw:points="0,636 2662,636 2662,0 0,0">
              <text:p/>
            </draw:polygon>
            <draw:polygon draw:style-name="gr6" draw:text-style-name="P3" draw:layer="layout" svg:width="2.661cm" svg:height="0.635cm" svg:x="18.097cm" svg:y="6.826cm" svg:viewBox="0 0 2662 636" draw:points="0,636 2662,636 2662,0 0,0">
              <text:p/>
            </draw:polygon>
          </draw:g>
          <draw:frame draw:style-name="gr7" draw:text-style-name="P3" draw:layer="layout" svg:width="2.661cm" svg:height="0.664cm" svg:x="18.097cm" svg:y="6.811cm">
            <draw:text-box>
              <text:p text:style-name="P4"><text:span text:style-name="T3">FORMAS_PAGOS</text:span></text:p>
            </draw:text-box>
          </draw:frame>
        </draw:g>
        <draw:g draw:style-name="gr1">
          <draw:polygon draw:style-name="gr2" draw:text-style-name="P1" draw:layer="layout" svg:width="1.905cm" svg:height="1.588cm" svg:x="24.725cm" svg:y="4.981cm" svg:viewBox="0 0 1906 1589" draw:points="0,1589 1906,1589 1906,0 0,0">
            <text:p/>
          </draw:polygon>
          <draw:frame draw:style-name="gr12" draw:text-style-name="P3" draw:layer="layout" svg:width="1.86cm" svg:height="1.708cm" svg:x="24.748cm" svg:y="4.92cm">
            <draw:text-box>
              <text:p text:style-name="P2"><text:span text:style-name="T2">IDGASTO</text:span></text:p>
              <text:p text:style-name="P2"><text:span text:style-name="T1">FECHA</text:span></text:p>
              <text:p text:style-name="P2"><text:span text:style-name="T1">DESCRIPCION</text:span></text:p>
              <text:p text:style-name="P2"><text:span text:style-name="T1">IMPORTE</text:span></text:p>
              <text:p text:style-name="P2"><text:span text:style-name="T1">IDFORMAPAGO</text:span></text:p>
            </draw:text-box>
          </draw:frame>
        </draw:g>
        <draw:g draw:style-name="gr5">
          <draw:g draw:style-name="gr1">
            <draw:polygon draw:style-name="gr2" draw:text-style-name="P1" draw:layer="layout" svg:width="1.522cm" svg:height="0.635cm" svg:x="24.13cm" svg:y="4.445cm" svg:viewBox="0 0 1523 636" draw:points="0,636 1523,636 1523,0 0,0">
              <text:p/>
            </draw:polygon>
            <draw:polygon draw:style-name="gr6" draw:text-style-name="P3" draw:layer="layout" svg:width="1.522cm" svg:height="0.635cm" svg:x="24.13cm" svg:y="4.445cm" svg:viewBox="0 0 1523 636" draw:points="0,636 1523,636 1523,0 0,0">
              <text:p/>
            </draw:polygon>
          </draw:g>
          <draw:frame draw:style-name="gr7" draw:text-style-name="P3" draw:layer="layout" svg:width="1.522cm" svg:height="0.664cm" svg:x="24.13cm" svg:y="4.43cm">
            <draw:text-box>
              <text:p text:style-name="P4"><text:span text:style-name="T3">GASTOS</text:span></text:p>
            </draw:text-box>
          </draw:frame>
        </draw:g>
        <draw:line draw:style-name="gr6" draw:text-style-name="P3" draw:layer="layout" svg:x1="20.757cm" svg:y1="7.145cm" svg:x2="22.295cm" svg:y2="4.763cm">
          <text:p/>
        </draw:line>
        <draw:g draw:style-name="gr1">
          <draw:polygon draw:style-name="gr2" draw:text-style-name="P1" draw:layer="layout" svg:width="0.953cm" svg:height="0.953cm" svg:x="22.294cm" svg:y="4.286cm" svg:viewBox="0 0 954 954" draw:points="0,477 477,0 954,477 477,954">
            <text:p/>
          </draw:polygon>
          <draw:polygon draw:style-name="gr6" draw:text-style-name="P3" draw:layer="layout" svg:width="0.953cm" svg:height="0.953cm" svg:x="22.294cm" svg:y="4.286cm" svg:viewBox="0 0 954 954" draw:points="0,477 477,0 954,477 477,954">
            <text:p/>
          </draw:polygon>
        </draw:g>
        <draw:line draw:style-name="gr6" draw:text-style-name="P3" draw:layer="layout" svg:x1="23.247cm" svg:y1="4.763cm" svg:x2="24.13cm" svg:y2="4.763cm">
          <text:p/>
        </draw:line>
        <draw:g draw:style-name="gr1">
          <draw:polygon draw:style-name="gr2" draw:text-style-name="P1" draw:layer="layout" svg:width="1.905cm" svg:height="0.953cm" svg:x="6.509cm" svg:y="6.152cm" svg:viewBox="0 0 1906 954" draw:points="0,954 1906,954 1906,0 0,0">
            <text:p/>
          </draw:polygon>
          <draw:frame draw:style-name="gr10" draw:text-style-name="P3" draw:layer="layout" svg:width="1.741cm" svg:height="1.138cm" svg:x="6.591cm" svg:y="6.059cm">
            <draw:text-box>
              <text:p text:style-name="P2"><text:span text:style-name="T2">IDTITULO</text:span></text:p>
              <text:p text:style-name="P2"><text:span text:style-name="T1">DESCRIPCION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49cm" svg:height="0.635cm" svg:x="4.763cm" svg:y="5.715cm" svg:viewBox="0 0 2650 636" draw:points="0,636 2650,636 2650,0 0,0">
              <text:p/>
            </draw:polygon>
            <draw:polygon draw:style-name="gr6" draw:text-style-name="P3" draw:layer="layout" svg:width="2.649cm" svg:height="0.635cm" svg:x="4.763cm" svg:y="5.715cm" svg:viewBox="0 0 2650 636" draw:points="0,636 2650,636 2650,0 0,0">
              <text:p/>
            </draw:polygon>
          </draw:g>
          <draw:frame draw:style-name="gr7" draw:text-style-name="P3" draw:layer="layout" svg:width="2.649cm" svg:height="0.664cm" svg:x="4.763cm" svg:y="5.7cm">
            <draw:text-box>
              <text:p text:style-name="P4"><text:span text:style-name="T3">TITULOS</text:span></text:p>
            </draw:text-box>
          </draw:frame>
        </draw:g>
        <draw:g draw:style-name="gr1">
          <draw:polygon draw:style-name="gr2" draw:text-style-name="P1" draw:layer="layout" svg:width="0.953cm" svg:height="0.953cm" svg:x="5.616cm" svg:y="7.302cm" svg:viewBox="0 0 954 954" draw:points="0,477 477,0 954,477 477,954">
            <text:p/>
          </draw:polygon>
          <draw:polygon draw:style-name="gr6" draw:text-style-name="P3" draw:layer="layout" svg:width="0.953cm" svg:height="0.953cm" svg:x="5.616cm" svg:y="7.302cm" svg:viewBox="0 0 954 954" draw:points="0,477 477,0 954,477 477,954">
            <text:p/>
          </draw:polygon>
        </draw:g>
        <draw:line draw:style-name="gr6" draw:text-style-name="P3" draw:layer="layout" svg:x1="6.093cm" svg:y1="7.304cm" svg:x2="6.087cm" svg:y2="6.35cm">
          <text:p/>
        </draw:line>
        <draw:line draw:style-name="gr6" draw:text-style-name="P3" draw:layer="layout" svg:x1="4.286cm" svg:y1="8.891cm" svg:x2="6.093cm" svg:y2="8.255cm">
          <text:p/>
        </draw:line>
        <draw:g draw:style-name="gr1">
          <draw:polygon draw:style-name="gr2" draw:text-style-name="P1" draw:layer="layout" svg:width="1.905cm" svg:height="2.858cm" svg:x="25.638cm" svg:y="7.223cm" svg:viewBox="0 0 1906 2859" draw:points="0,2859 1906,2859 1906,0 0,0">
            <text:p/>
          </draw:polygon>
          <draw:frame draw:style-name="gr13" draw:text-style-name="P3" draw:layer="layout" svg:width="1.86cm" svg:height="2.848cm" svg:x="25.661cm" svg:y="7.228cm">
            <draw:text-box>
              <text:p text:style-name="P2"><text:span text:style-name="T2">IDRECIBO</text:span></text:p>
              <text:p text:style-name="P2"><text:span text:style-name="T1">NUMERO</text:span></text:p>
              <text:p text:style-name="P2"><text:span text:style-name="T1">FECHA</text:span></text:p>
              <text:p text:style-name="P2"><text:span text:style-name="T1">PERSONA</text:span></text:p>
              <text:p text:style-name="P2"><text:span text:style-name="T1">IDCLIENTE</text:span></text:p>
              <text:p text:style-name="P2"><text:span text:style-name="T1">DETALLE</text:span></text:p>
              <text:p text:style-name="P2"><text:span text:style-name="T1">IMPORTE</text:span></text:p>
              <text:p text:style-name="P2"><text:span text:style-name="T1">IDFORMAPAGO</text:span></text:p>
              <text:p text:style-name="P2"><text:span text:style-name="T1">ANULADO</text:span></text:p>
            </draw:text-box>
          </draw:frame>
        </draw:g>
        <draw:g draw:style-name="gr5">
          <draw:g draw:style-name="gr1">
            <draw:polygon draw:style-name="gr2" draw:text-style-name="P1" draw:layer="layout" svg:width="1.668cm" svg:height="0.635cm" svg:x="24.765cm" svg:y="6.826cm" svg:viewBox="0 0 1669 636" draw:points="0,636 1669,636 1669,0 0,0">
              <text:p/>
            </draw:polygon>
            <draw:polygon draw:style-name="gr6" draw:text-style-name="P3" draw:layer="layout" svg:width="1.668cm" svg:height="0.635cm" svg:x="24.765cm" svg:y="6.826cm" svg:viewBox="0 0 1669 636" draw:points="0,636 1669,636 1669,0 0,0">
              <text:p/>
            </draw:polygon>
          </draw:g>
          <draw:frame draw:style-name="gr7" draw:text-style-name="P3" draw:layer="layout" svg:width="1.668cm" svg:height="0.664cm" svg:x="24.765cm" svg:y="6.811cm">
            <draw:text-box>
              <text:p text:style-name="P4"><text:span text:style-name="T3">RECIBOS</text:span></text:p>
            </draw:text-box>
          </draw:frame>
        </draw:g>
        <draw:line draw:style-name="gr6" draw:text-style-name="P3" draw:layer="layout" svg:x1="20.757cm" svg:y1="7.144cm" svg:x2="22.323cm" svg:y2="7.144cm">
          <text:p/>
        </draw:line>
        <draw:g draw:style-name="gr1">
          <draw:polygon draw:style-name="gr2" draw:text-style-name="P1" draw:layer="layout" svg:width="0.953cm" svg:height="0.953cm" svg:x="22.323cm" svg:y="6.668cm" svg:viewBox="0 0 954 954" draw:points="0,477 477,0 954,477 477,954">
            <text:p/>
          </draw:polygon>
          <draw:polygon draw:style-name="gr6" draw:text-style-name="P3" draw:layer="layout" svg:width="0.953cm" svg:height="0.953cm" svg:x="22.323cm" svg:y="6.668cm" svg:viewBox="0 0 954 954" draw:points="0,477 477,0 954,477 477,954">
            <text:p/>
          </draw:polygon>
        </draw:g>
        <draw:line draw:style-name="gr6" draw:text-style-name="P3" draw:layer="layout" svg:x1="23.276cm" svg:y1="7.144cm" svg:x2="24.765cm" svg:y2="7.144cm">
          <text:p/>
        </draw:line>
        <draw:g draw:style-name="gr1">
          <draw:polygon draw:style-name="gr2" draw:text-style-name="P1" draw:layer="layout" svg:width="2.858cm" svg:height="1.27cm" svg:x="21.63cm" svg:y="9.128cm" svg:viewBox="0 0 2859 1271" draw:points="0,1271 2859,1271 2859,0 0,0">
            <text:p/>
          </draw:polygon>
          <draw:frame draw:style-name="gr3" draw:text-style-name="P3" draw:layer="layout" svg:width="2.613cm" svg:height="1.423cm" svg:x="21.752cm" svg:y="9.051cm">
            <draw:text-box>
              <text:p text:style-name="P2"><text:span text:style-name="T2">IDTIPOCOMPROBANTE</text:span></text:p>
              <text:p text:style-name="P2"><text:span text:style-name="T1">DESCRIPCION</text:span></text:p>
              <text:p text:style-name="P2"><text:span text:style-name="T1">LETRA</text:span></text:p>
            </draw:text-box>
          </draw:frame>
        </draw:g>
        <draw:g draw:style-name="gr5">
          <draw:g draw:style-name="gr1">
            <draw:polygon draw:style-name="gr2" draw:text-style-name="P1" draw:layer="layout" svg:width="3.909cm" svg:height="0.635cm" svg:x="19.159cm" svg:y="8.731cm" svg:viewBox="0 0 3910 636" draw:points="0,636 3910,636 3910,0 0,0">
              <text:p/>
            </draw:polygon>
            <draw:polygon draw:style-name="gr6" draw:text-style-name="P3" draw:layer="layout" svg:width="3.909cm" svg:height="0.635cm" svg:x="19.159cm" svg:y="8.731cm" svg:viewBox="0 0 3910 636" draw:points="0,636 3910,636 3910,0 0,0">
              <text:p/>
            </draw:polygon>
          </draw:g>
          <draw:frame draw:style-name="gr7" draw:text-style-name="P3" draw:layer="layout" svg:width="3.909cm" svg:height="0.664cm" svg:x="19.159cm" svg:y="8.716cm">
            <draw:text-box>
              <text:p text:style-name="P4"><text:span text:style-name="T3">TIPOS_COMPROBANTES</text:span></text:p>
            </draw:text-box>
          </draw:frame>
        </draw:g>
        <draw:g draw:style-name="gr1">
          <draw:polygon draw:style-name="gr2" draw:text-style-name="P1" draw:layer="layout" svg:width="0.953cm" svg:height="0.953cm" svg:x="17.304cm" svg:y="8.572cm" svg:viewBox="0 0 954 954" draw:points="0,477 477,0 954,477 477,954">
            <text:p/>
          </draw:polygon>
          <draw:polygon draw:style-name="gr6" draw:text-style-name="P3" draw:layer="layout" svg:width="0.953cm" svg:height="0.953cm" svg:x="17.304cm" svg:y="8.572cm" svg:viewBox="0 0 954 954" draw:points="0,477 477,0 954,477 477,954">
            <text:p/>
          </draw:polygon>
        </draw:g>
        <draw:line draw:style-name="gr6" draw:text-style-name="P3" draw:layer="layout" svg:x1="18.256cm" svg:y1="9.049cm" svg:x2="19.158cm" svg:y2="9.049cm">
          <text:p/>
        </draw:line>
        <draw:g draw:style-name="gr1">
          <draw:polygon draw:style-name="gr2" draw:text-style-name="P1" draw:layer="layout" svg:width="2.858cm" svg:height="3.81cm" svg:x="14.025cm" svg:y="9.842cm" svg:viewBox="0 0 2859 3811" draw:points="0,3811 2859,3811 2859,0 0,0">
            <text:p/>
          </draw:polygon>
          <draw:frame draw:style-name="gr14" draw:text-style-name="P3" draw:layer="layout" svg:width="2.723cm" svg:height="4.273cm" svg:x="14.092cm" svg:y="9.61cm">
            <draw:text-box>
              <text:p text:style-name="P2"><text:span text:style-name="T2">ID_NROCOMPROBANTE</text:span></text:p>
              <text:p text:style-name="P2"><text:span text:style-name="T1">IDTIPOCOMPROBANTE</text:span></text:p>
              <text:p text:style-name="P2"><text:span text:style-name="T1">NROSUCURSAL</text:span></text:p>
              <text:p text:style-name="P2"><text:span text:style-name="T1">NROCOMPROBANTE</text:span></text:p>
              <text:p text:style-name="P2"><text:span text:style-name="T1">FECHA</text:span></text:p>
              <text:p text:style-name="P2"><text:span text:style-name="T1">IDCLIENTE</text:span></text:p>
              <text:p text:style-name="P2"><text:span text:style-name="T1">IDFORMAPAGO</text:span></text:p>
              <text:p text:style-name="P2"><text:span text:style-name="T1">TOTAL_NETO</text:span></text:p>
              <text:p text:style-name="P2"><text:span text:style-name="T1">TOTAL_IVA</text:span></text:p>
              <text:p text:style-name="P2"><text:span text:style-name="T1">TOTAL_DESCUENTO</text:span></text:p>
              <text:p text:style-name="P2"><text:span text:style-name="T1">TOTAL_GENERAL</text:span></text:p>
              <text:p text:style-name="P2"><text:span text:style-name="T1">ANULADO</text:span></text:p>
              <text:p text:style-name="P2"><text:span text:style-name="T1">COEFICIENTE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709cm" svg:height="0.635cm" svg:x="12.859cm" svg:y="9.366cm" svg:viewBox="0 0 2710 636" draw:points="0,636 2710,636 2710,0 0,0">
              <text:p/>
            </draw:polygon>
            <draw:polygon draw:style-name="gr6" draw:text-style-name="P3" draw:layer="layout" svg:width="2.709cm" svg:height="0.635cm" svg:x="12.859cm" svg:y="9.366cm" svg:viewBox="0 0 2710 636" draw:points="0,636 2710,636 2710,0 0,0">
              <text:p/>
            </draw:polygon>
          </draw:g>
          <draw:frame draw:style-name="gr7" draw:text-style-name="P3" draw:layer="layout" svg:width="2.709cm" svg:height="0.664cm" svg:x="12.859cm" svg:y="9.351cm">
            <draw:text-box>
              <text:p text:style-name="P4"><text:span text:style-name="T3">COMPROBANTES</text:span></text:p>
            </draw:text-box>
          </draw:frame>
        </draw:g>
        <draw:g draw:style-name="gr1">
          <draw:polygon draw:style-name="gr2" draw:text-style-name="P1" draw:layer="layout" svg:width="0.953cm" svg:height="0.953cm" svg:x="11.906cm" svg:y="10.477cm" svg:viewBox="0 0 954 954" draw:points="0,477 477,0 954,477 477,954">
            <text:p/>
          </draw:polygon>
          <draw:polygon draw:style-name="gr6" draw:text-style-name="P3" draw:layer="layout" svg:width="0.953cm" svg:height="0.953cm" svg:x="11.906cm" svg:y="10.477cm" svg:viewBox="0 0 954 954" draw:points="0,477 477,0 954,477 477,954">
            <text:p/>
          </draw:polygon>
        </draw:g>
        <draw:line draw:style-name="gr6" draw:text-style-name="P3" draw:layer="layout" svg:x1="12.383cm" svg:y1="10.479cm" svg:x2="12.86cm" svg:y2="9.684cm">
          <text:p/>
        </draw:line>
        <draw:g draw:style-name="gr1">
          <draw:polygon draw:style-name="gr2" draw:text-style-name="P1" draw:layer="layout" svg:width="2.858cm" svg:height="2.223cm" svg:x="12.541cm" svg:y="4.842cm" svg:viewBox="0 0 2859 2224" draw:points="0,2224 2859,2224 2859,0 0,0">
            <text:p/>
          </draw:polygon>
          <draw:frame draw:style-name="gr15" draw:text-style-name="P3" draw:layer="layout" svg:width="2.723cm" svg:height="2.563cm" svg:x="12.608cm" svg:y="4.671cm">
            <draw:text-box>
              <text:p text:style-name="P2"><text:span text:style-name="T2">IDITEM</text:span></text:p>
              <text:p text:style-name="P2"><text:span text:style-name="T1">ID_NROCOMPROBANTE</text:span></text:p>
              <text:p text:style-name="P2"><text:span text:style-name="T1">IDARTICULO</text:span></text:p>
              <text:p text:style-name="P2"><text:span text:style-name="T1">CANTIDAD</text:span></text:p>
              <text:p text:style-name="P2"><text:span text:style-name="T1">PRECIO</text:span></text:p>
              <text:p text:style-name="P2"><text:span text:style-name="T1">IVA</text:span></text:p>
              <text:p text:style-name="P2"><text:span text:style-name="T1">DESCUENTO</text:span></text:p>
            </draw:text-box>
          </draw:frame>
        </draw:g>
        <draw:g draw:style-name="gr5">
          <draw:g draw:style-name="gr1">
            <draw:polygon draw:style-name="gr2" draw:text-style-name="P1" draw:layer="layout" svg:width="1.429cm" svg:height="0.635cm" svg:x="11.906cm" svg:y="4.366cm" svg:viewBox="0 0 1430 636" draw:points="0,636 1430,636 1430,0 0,0">
              <text:p/>
            </draw:polygon>
            <draw:polygon draw:style-name="gr6" draw:text-style-name="P3" draw:layer="layout" svg:width="1.429cm" svg:height="0.635cm" svg:x="11.906cm" svg:y="4.366cm" svg:viewBox="0 0 1430 636" draw:points="0,636 1430,636 1430,0 0,0">
              <text:p/>
            </draw:polygon>
          </draw:g>
          <draw:frame draw:style-name="gr7" draw:text-style-name="P3" draw:layer="layout" svg:width="1.429cm" svg:height="0.664cm" svg:x="11.906cm" svg:y="4.35cm">
            <draw:text-box>
              <text:p text:style-name="P4"><text:span text:style-name="T3">ITEMS</text:span></text:p>
            </draw:text-box>
          </draw:frame>
        </draw:g>
        <draw:line draw:style-name="gr6" draw:text-style-name="P3" draw:layer="layout" svg:x1="11.906cm" svg:y1="7.143cm" svg:x2="11.906cm" svg:y2="4.683cm">
          <text:p/>
        </draw:line>
        <draw:line draw:style-name="gr6" draw:text-style-name="P3" draw:layer="layout" svg:x1="14.974cm" svg:y1="14.566cm" svg:x2="12.383cm" svg:y2="11.43cm">
          <text:p/>
        </draw:line>
        <draw:line draw:style-name="gr6" draw:text-style-name="P3" draw:layer="layout" svg:x1="7.938cm" svg:y1="9.05cm" svg:x2="11.908cm" svg:y2="4.683cm">
          <text:p/>
        </draw:line>
        <draw:g draw:style-name="gr1">
          <draw:polygon draw:style-name="gr2" draw:text-style-name="P1" draw:layer="layout" svg:width="0.953cm" svg:height="0.953cm" svg:x="6.985cm" svg:y="8.572cm" svg:viewBox="0 0 954 954" draw:points="0,477 477,0 954,477 477,954">
            <text:p/>
          </draw:polygon>
          <draw:polygon draw:style-name="gr6" draw:text-style-name="P3" draw:layer="layout" svg:width="0.953cm" svg:height="0.953cm" svg:x="6.985cm" svg:y="8.572cm" svg:viewBox="0 0 954 954" draw:points="0,477 477,0 954,477 477,954">
            <text:p/>
          </draw:polygon>
        </draw:g>
        <draw:line draw:style-name="gr6" draw:text-style-name="P3" draw:layer="layout" svg:x1="5.611cm" svg:y1="9.209cm" svg:x2="6.986cm" svg:y2="9.049cm">
          <text:p/>
        </draw:line>
        <draw:line draw:style-name="gr6" draw:text-style-name="P3" draw:layer="layout" svg:x1="15.568cm" svg:y1="9.685cm" svg:x2="17.305cm" svg:y2="9.049cm">
          <text:p/>
        </draw:line>
        <draw:g draw:style-name="gr1">
          <draw:polygon draw:style-name="gr2" draw:text-style-name="P1" draw:layer="layout" svg:width="0.953cm" svg:height="0.953cm" svg:x="16.51cm" svg:y="6.668cm" svg:viewBox="0 0 954 954" draw:points="0,477 477,0 954,477 477,954">
            <text:p/>
          </draw:polygon>
          <draw:polygon draw:style-name="gr6" draw:text-style-name="P3" draw:layer="layout" svg:width="0.953cm" svg:height="0.953cm" svg:x="16.51cm" svg:y="6.668cm" svg:viewBox="0 0 954 954" draw:points="0,477 477,0 954,477 477,954">
            <text:p/>
          </draw:polygon>
        </draw:g>
        <draw:line draw:style-name="gr6" draw:text-style-name="P3" draw:layer="layout" svg:x1="17.463cm" svg:y1="7.144cm" svg:x2="18.097cm" svg:y2="7.144cm">
          <text:p/>
        </draw:line>
        <draw:line draw:style-name="gr6" draw:text-style-name="P3" draw:layer="layout" svg:x1="15.568cm" svg:y1="9.685cm" svg:x2="16.511cm" svg:y2="7.144cm">
          <text:p/>
        </draw:line>
        <draw:g draw:style-name="gr1">
          <draw:polygon draw:style-name="gr2" draw:text-style-name="P1" draw:layer="layout" svg:width="0.953cm" svg:height="0.953cm" svg:x="11.43cm" svg:y="7.144cm" svg:viewBox="0 0 954 954" draw:points="0,477 477,0 954,477 477,954">
            <text:p/>
          </draw:polygon>
          <draw:polygon draw:style-name="gr6" draw:text-style-name="P3" draw:layer="layout" svg:width="0.953cm" svg:height="0.953cm" svg:x="11.43cm" svg:y="7.144cm" svg:viewBox="0 0 954 954" draw:points="0,477 477,0 954,477 477,954">
            <text:p/>
          </draw:polygon>
        </draw:g>
        <draw:line draw:style-name="gr6" draw:text-style-name="P3" draw:layer="layout" svg:x1="12.86cm" svg:y1="9.685cm" svg:x2="11.906cm" svg:y2="8.096cm">
          <text:p/>
        </draw:line>
        <draw:g draw:style-name="gr1">
          <draw:polygon draw:style-name="gr2" draw:text-style-name="P1" draw:layer="layout" svg:width="2.858cm" svg:height="1.588cm" svg:x="18.097cm" svg:y="4.445cm" svg:viewBox="0 0 2859 1589" draw:points="0,1589 2859,1589 2859,0 0,0">
            <text:p/>
          </draw:polygon>
          <draw:frame draw:style-name="gr12" draw:text-style-name="P3" draw:layer="layout" svg:width="2.723cm" svg:height="1.993cm" svg:x="18.165cm" svg:y="4.242cm">
            <draw:text-box>
              <text:p text:style-name="P2"><text:span text:style-name="T2">IDCIERRE</text:span></text:p>
              <text:p text:style-name="P2"><text:span text:style-name="T1">FGECHA</text:span></text:p>
              <text:p text:style-name="P2"><text:span text:style-name="T1">ID_NROCOMPROBANTE</text:span></text:p>
              <text:p text:style-name="P2"><text:span text:style-name="T1">IDGASTO</text:span></text:p>
              <text:p text:style-name="P2"><text:span text:style-name="T1">IDRECIBO</text:span></text:p>
            </draw:text-box>
          </draw:frame>
        </draw:g>
        <draw:g draw:style-name="gr5">
          <draw:g draw:style-name="gr1">
            <draw:polygon draw:style-name="gr2" draw:text-style-name="P1" draw:layer="layout" svg:width="3.096cm" svg:height="0.635cm" svg:x="16.669cm" svg:y="3.85cm" svg:viewBox="0 0 3097 636" draw:points="0,636 3097,636 3097,0 0,0">
              <text:p/>
            </draw:polygon>
            <draw:polygon draw:style-name="gr6" draw:text-style-name="P3" draw:layer="layout" svg:width="3.096cm" svg:height="0.635cm" svg:x="16.669cm" svg:y="3.85cm" svg:viewBox="0 0 3097 636" draw:points="0,636 3097,636 3097,0 0,0">
              <text:p/>
            </draw:polygon>
          </draw:g>
          <draw:frame draw:style-name="gr7" draw:text-style-name="P3" draw:layer="layout" svg:width="3.096cm" svg:height="0.664cm" svg:x="16.669cm" svg:y="3.835cm">
            <draw:text-box>
              <text:p text:style-name="P4"><text:span text:style-name="T3">CIERRES_TURNOS</text:span></text:p>
            </draw:text-box>
          </draw:frame>
        </draw:g>
        <draw:line draw:style-name="gr6" draw:text-style-name="P3" draw:layer="layout" svg:x1="16.351cm" svg:y1="5.24cm" svg:x2="16.67cm" svg:y2="4.167cm">
          <text:p/>
        </draw:line>
        <draw:g draw:style-name="gr1">
          <draw:polygon draw:style-name="gr2" draw:text-style-name="P1" draw:layer="layout" svg:width="0.953cm" svg:height="0.953cm" svg:x="15.875cm" svg:y="5.239cm" svg:viewBox="0 0 954 954" draw:points="0,477 477,0 954,477 477,954">
            <text:p/>
          </draw:polygon>
          <draw:polygon draw:style-name="gr6" draw:text-style-name="P3" draw:layer="layout" svg:width="0.953cm" svg:height="0.953cm" svg:x="15.875cm" svg:y="5.239cm" svg:viewBox="0 0 954 954" draw:points="0,477 477,0 954,477 477,954">
            <text:p/>
          </draw:polygon>
        </draw:g>
        <draw:line draw:style-name="gr6" draw:text-style-name="P3" draw:layer="layout" svg:x1="15.568cm" svg:y1="9.685cm" svg:x2="16.352cm" svg:y2="6.191cm">
          <text:p/>
        </draw:line>
        <draw:g draw:style-name="gr1">
          <draw:polygon draw:style-name="gr2" draw:text-style-name="P1" draw:layer="layout" svg:width="1.905cm" svg:height="1.27cm" svg:x="24.17cm" svg:y="18.653cm" svg:viewBox="0 0 1906 1271" draw:points="0,1271 1906,1271 1906,0 0,0">
            <text:p/>
          </draw:polygon>
          <draw:frame draw:style-name="gr3" draw:text-style-name="P3" draw:layer="layout" svg:width="1.691cm" svg:height="1.138cm" svg:x="24.277cm" svg:y="18.719cm">
            <draw:text-box>
              <text:p text:style-name="P2"><text:span text:style-name="T2">IDUSUARIO</text:span></text:p>
              <text:p text:style-name="P2"><text:span text:style-name="T1">USUARIO</text:span></text:p>
              <text:p text:style-name="P2"><text:span text:style-name="T1">PASSWORDS</text:span></text:p>
            </draw:text-box>
          </draw:frame>
        </draw:g>
        <draw:g draw:style-name="gr5">
          <draw:g draw:style-name="gr1">
            <draw:polygon draw:style-name="gr2" draw:text-style-name="P1" draw:layer="layout" svg:width="2.649cm" svg:height="0.635cm" svg:x="22.86cm" svg:y="18.256cm" svg:viewBox="0 0 2650 636" draw:points="0,636 2650,636 2650,0 0,0">
              <text:p/>
            </draw:polygon>
            <draw:polygon draw:style-name="gr6" draw:text-style-name="P3" draw:layer="layout" svg:width="2.649cm" svg:height="0.635cm" svg:x="22.86cm" svg:y="18.256cm" svg:viewBox="0 0 2650 636" draw:points="0,636 2650,636 2650,0 0,0">
              <text:p/>
            </draw:polygon>
          </draw:g>
          <draw:frame draw:style-name="gr7" draw:text-style-name="P3" draw:layer="layout" svg:width="2.649cm" svg:height="0.664cm" svg:x="22.86cm" svg:y="18.241cm">
            <draw:text-box>
              <text:p text:style-name="P4"><text:span text:style-name="T3">USUARIOS</text:span></text:p>
            </draw:text-box>
          </draw:frame>
        </draw:g>
        <draw:g draw:style-name="gr1">
          <draw:polygon draw:style-name="gr2" draw:text-style-name="P1" draw:layer="layout" svg:width="3.175cm" svg:height="2.54cm" svg:x="21.908cm" svg:y="10.716cm" svg:viewBox="0 0 3176 2541" draw:points="0,2541 3176,2541 3176,0 0,0">
            <text:p/>
          </draw:polygon>
          <draw:frame draw:style-name="gr16" draw:text-style-name="P3" draw:layer="layout" svg:width="3.003cm" svg:height="2.848cm" svg:x="21.994cm" svg:y="10.562cm">
            <draw:text-box>
              <text:p text:style-name="P2"><text:span text:style-name="T2">IDTRANSACCION</text:span></text:p>
              <text:p text:style-name="P2"><text:span text:style-name="T1">FECHA</text:span></text:p>
              <text:p text:style-name="P2"><text:span text:style-name="T1">IDCLIENTE</text:span></text:p>
              <text:p text:style-name="P2"><text:span text:style-name="T1">ID_NROCOMPROBANTE</text:span></text:p>
              <text:p text:style-name="P2"><text:span text:style-name="T1">IMPORTE_COMPROBANTE</text:span></text:p>
              <text:p text:style-name="P2"><text:span text:style-name="T1">IDRECIBO</text:span></text:p>
              <text:p text:style-name="P2"><text:span text:style-name="T1">IMPORTE_RECIBO</text:span></text:p>
              <text:p text:style-name="P2"><text:span text:style-name="T1">SALDO</text:span></text:p>
            </draw:text-box>
          </draw:frame>
        </draw:g>
        <draw:g draw:style-name="gr5">
          <draw:g draw:style-name="gr1">
            <draw:polygon draw:style-name="gr2" draw:text-style-name="P1" draw:layer="layout" svg:width="5.021cm" svg:height="0.556cm" svg:x="19.05cm" svg:y="10.358cm" svg:viewBox="0 0 5022 557" draw:points="0,557 5022,557 5022,0 0,0">
              <text:p/>
            </draw:polygon>
            <draw:polygon draw:style-name="gr6" draw:text-style-name="P3" draw:layer="layout" svg:width="5.021cm" svg:height="0.556cm" svg:x="19.05cm" svg:y="10.358cm" svg:viewBox="0 0 5022 557" draw:points="0,557 5022,557 5022,0 0,0">
              <text:p/>
            </draw:polygon>
          </draw:g>
          <draw:frame draw:style-name="gr17" draw:text-style-name="P3" draw:layer="layout" svg:width="5.021cm" svg:height="0.664cm" svg:x="19.05cm" svg:y="10.304cm">
            <draw:text-box>
              <text:p text:style-name="P4"><text:span text:style-name="T3">CUENTASCORRIENTES_CLIENTES</text:span></text:p>
            </draw:text-box>
          </draw:frame>
        </draw:g>
        <draw:g draw:style-name="gr1">
          <draw:polygon draw:style-name="gr2" draw:text-style-name="P1" draw:layer="layout" svg:width="0.953cm" svg:height="0.953cm" svg:x="17.621cm" svg:y="9.565cm" svg:viewBox="0 0 954 954" draw:points="0,477 477,0 954,477 477,954">
            <text:p/>
          </draw:polygon>
          <draw:polygon draw:style-name="gr6" draw:text-style-name="P3" draw:layer="layout" svg:width="0.953cm" svg:height="0.953cm" svg:x="17.621cm" svg:y="9.565cm" svg:viewBox="0 0 954 954" draw:points="0,477 477,0 954,477 477,954">
            <text:p/>
          </draw:polygon>
        </draw:g>
        <draw:line draw:style-name="gr6" draw:text-style-name="P3" draw:layer="layout" svg:x1="18.574cm" svg:y1="10.041cm" svg:x2="19.051cm" svg:y2="10.637cm">
          <text:p/>
        </draw:line>
        <draw:line draw:style-name="gr6" draw:text-style-name="P3" draw:layer="layout" svg:x1="15.568cm" svg:y1="9.684cm" svg:x2="17.622cm" svg:y2="10.042cm">
          <text:p/>
        </draw:line>
        <draw:g draw:style-name="gr1">
          <draw:polygon draw:style-name="gr2" draw:text-style-name="P1" draw:layer="layout" svg:width="0.953cm" svg:height="0.953cm" svg:x="17.939cm" svg:y="11.906cm" svg:viewBox="0 0 954 954" draw:points="0,477 477,0 954,477 477,954">
            <text:p/>
          </draw:polygon>
          <draw:polygon draw:style-name="gr6" draw:text-style-name="P3" draw:layer="layout" svg:width="0.953cm" svg:height="0.953cm" svg:x="17.939cm" svg:y="11.906cm" svg:viewBox="0 0 954 954" draw:points="0,477 477,0 954,477 477,954">
            <text:p/>
          </draw:polygon>
        </draw:g>
        <draw:line draw:style-name="gr6" draw:text-style-name="P3" draw:layer="layout" svg:x1="18.416cm" svg:y1="12.859cm" svg:x2="17.621cm" svg:y2="14.567cm">
          <text:p/>
        </draw:line>
        <draw:line draw:style-name="gr6" draw:text-style-name="P3" draw:layer="layout" svg:x1="19.051cm" svg:y1="10.636cm" svg:x2="18.415cm" svg:y2="11.907cm">
          <text:p/>
        </draw:line>
        <draw:g draw:style-name="gr1">
          <draw:polygon draw:style-name="gr2" draw:text-style-name="P1" draw:layer="layout" svg:width="0.953cm" svg:height="0.953cm" svg:x="24.686cm" svg:y="10.16cm" svg:viewBox="0 0 954 954" draw:points="0,477 477,0 954,477 477,954">
            <text:p/>
          </draw:polygon>
          <draw:polygon draw:style-name="gr6" draw:text-style-name="P3" draw:layer="layout" svg:width="0.953cm" svg:height="0.953cm" svg:x="24.686cm" svg:y="10.16cm" svg:viewBox="0 0 954 954" draw:points="0,477 477,0 954,477 477,954">
            <text:p/>
          </draw:polygon>
        </draw:g>
        <draw:line draw:style-name="gr6" draw:text-style-name="P3" draw:layer="layout" svg:x1="24.686cm" svg:y1="10.636cm" svg:x2="24.071cm" svg:y2="10.636cm">
          <text:p/>
        </draw:line>
        <draw:line draw:style-name="gr6" draw:text-style-name="P3" draw:layer="layout" svg:x1="25.6cm" svg:y1="7.461cm" svg:x2="25.162cm" svg:y2="10.16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03T22:07:19.846633232</dc:date>
    <meta:editing-duration>PT1M32S</meta:editing-duration>
    <meta:editing-cycles>1</meta:editing-cycles>
    <meta:document-statistic meta:object-count="253"/>
  </office:meta>
</office:document-meta>
</file>